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Consolas" fo:font-size="10.5pt" fo:font-weight="normal" fo:background-color="#1f1f1f"/>
    </style:style>
    <style:style style:name="P5" style:family="paragraph" style:parent-style-name="Standard">
      <style:paragraph-properties fo:margin-top="0in" fo:margin-bottom="0.1965in" style:contextual-spacing="false" style:line-height-at-least="0.198in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</style:style>
    <style:style style:name="T1" style:family="text">
      <style:text-properties fo:color="#d4d4d4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ce9178" loext:opacity="100%" style:font-name="Consolas" fo:font-size="10.5pt" fo:font-weight="normal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fo:color="#6a9955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c586c0" loext:opacity="100%"/>
    </style:style>
    <style:style style:name="T11" style:family="text">
      <style:text-properties fo:color="#c586c0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Example usage for Sx conjugations with a specific object and marker</text:p>
      <text:p text:style-name="P1">infinitive <text:span text:style-name="T1">=</text:span> <text:span text:style-name="T2">'geç̌k̆u'</text:span></text:p>
      <text:p text:style-name="P1">obj <text:span text:style-name="T1">=</text:span> <text:span text:style-name="T2">'O3_Singular'</text:span></text:p>
      <text:p text:style-name="P1">marker <text:span text:style-name="T1">=</text:span> <text:span text:style-name="T2">'applicative'</text:span>  <text:span text:style-name="T8"># Change to 'causative' or 'applicative' if needed</text:span></text:p>
      <text:p text:style-name="P1">object_pronoun <text:span text:style-name="T1">=</text:span> personal_pronouns_general[obj]</text:p>
      <text:p text:style-name="P1">all_conjugations <text:span text:style-name="T1">=</text:span> collect_conjugations(infinitive, subjects, <text:span text:style-name="T9">obj</text:span><text:span text:style-name="T1">=</text:span>obj, <text:span text:style-name="T9">causative</text:span><text:span text:style-name="T1">=</text:span>(marker <text:span text:style-name="T1">==</text:span> <text:span text:style-name="T2">'causative'</text:span>), <text:span text:style-name="T9">applicative</text:span><text:span text:style-name="T1">=</text:span>(marker <text:span text:style-name="T1">==</text:span> <text:span text:style-name="T2">'applicative'</text:span>))</text:p>
      <text:p text:style-name="P2"><text:line-break/><text:line-break/><text:line-break/><text:line-break/><text:line-break/></text:p>
      <text:p text:style-name="P4"># In[6]:</text:p>
      <text:p text:style-name="P5"/>
      <text:p text:style-name="P4"># Example usage for Sx</text:p>
      <text:p text:style-name="P1">infinitive <text:span text:style-name="T1">=</text:span> <text:span text:style-name="T2">'oç̌aru'</text:span></text:p>
      <text:p text:style-name="P4"># print(f"All subject conjugations of infinitive '{infinitive}':")</text:p>
      <text:p text:style-name="P1">all_conjugations <text:span text:style-name="T1">=</text:span> collect_conjugations(infinitive, subjects)</text:p>
      <text:p text:style-name="P4"># print(format_conjugations(all_conjugations))</text:p>
      <text:p text:style-name="P5"/>
      <text:p text:style-name="P4"># In[25]:</text:p>
      <text:p text:style-name="P5"/>
      <text:p text:style-name="P4"># Example usage for SxOx conjugations</text:p>
      <text:p text:style-name="P1">infinitive <text:span text:style-name="T1">=</text:span> <text:span text:style-name="T2">'oç̌aru'</text:span></text:p>
      <text:p text:style-name="P1">obj <text:span text:style-name="T1">=</text:span> <text:span text:style-name="T2">'O2_Plural'</text:span></text:p>
      <text:p text:style-name="P1">object_pronoun <text:span text:style-name="T1">=</text:span> personal_pronouns_general[obj]</text:p>
      <text:p text:style-name="P4"># print(f"All subject conjugations of infinitive '{infinitive}' with object '{object_pronoun}':")</text:p>
      <text:p text:style-name="P1">all_conjugations <text:span text:style-name="T1">=</text:span> collect_conjugations(infinitive, subjects, <text:span text:style-name="T9">obj</text:span><text:span text:style-name="T1">=</text:span>obj)</text:p>
      <text:p text:style-name="P4"># print(format_conjugations(all_conjugations))</text:p>
      <text:p text:style-name="P5"/>
      <text:p text:style-name="P4"># In[14]:</text:p>
      <text:p text:style-name="P5"/>
      <text:p text:style-name="P4"># Example usage for specific subject and object conjugation</text:p>
      <text:p text:style-name="P1">infinitive <text:span text:style-name="T1">=</text:span> <text:span text:style-name="T2">'eç̌opu'</text:span></text:p>
      <text:p text:style-name="P1">subject <text:span text:style-name="T1">=</text:span> <text:span text:style-name="T2">'S1_Singular'</text:span></text:p>
      <text:p text:style-name="P1">obj <text:span text:style-name="T1">=</text:span> <text:span text:style-name="T2">'O2_Singular'</text:span></text:p>
      <text:p text:style-name="P6"/>
      <text:p text:style-name="P4"># Conjugate the verb in future tense</text:p>
      <text:p text:style-name="P1">conjugation_result <text:span text:style-name="T1">=</text:span> conjugate_future(infinitive, <text:span text:style-name="T9">subject</text:span><text:span text:style-name="T1">=</text:span>subject, <text:span text:style-name="T9">obj</text:span><text:span text:style-name="T1">=</text:span>obj)</text:p>
      <text:p text:style-name="P6"><text:soft-page-break/></text:p>
      <text:p text:style-name="P4"># Format and # print the results</text:p>
      <text:p text:style-name="P1">formatted_result <text:span text:style-name="T1">=</text:span> format_conjugations(conjugation_result)</text:p>
      <text:p text:style-name="P4"># print(formatted_result)</text:p>
      <text:p text:style-name="P5"/>
      <text:p text:style-name="P4"># Example usage for Sx conjugations with a specific object and marker</text:p>
      <text:p text:style-name="P1">infinitive <text:span text:style-name="T1">=</text:span> <text:span text:style-name="T2">'ceç̌u'</text:span></text:p>
      <text:p text:style-name="P1">obj <text:span text:style-name="T1">=</text:span> <text:span text:style-name="T2">'O3_Singular'</text:span></text:p>
      <text:p text:style-name="P1">marker <text:span text:style-name="T1">=</text:span> <text:span text:style-name="T2">'both'</text:span>  <text:span text:style-name="T8"># Change to 'causative' or 'applicative' or 'both' if needed</text:span></text:p>
      <text:p text:style-name="P1">object_pronoun <text:span text:style-name="T1">=</text:span> personal_pronouns_general[obj]</text:p>
      <text:p text:style-name="P6"/>
      <text:p text:style-name="P4"># Determine the flags for causative and applicative based on the marker value</text:p>
      <text:p text:style-name="P1">is_causative <text:span text:style-name="T1">=</text:span> marker <text:span text:style-name="T6">in</text:span> [<text:span text:style-name="T2">'causative'</text:span>, <text:span text:style-name="T2">'both'</text:span>]</text:p>
      <text:p text:style-name="P1">is_applicative <text:span text:style-name="T1">=</text:span> marker <text:span text:style-name="T6">in</text:span> [<text:span text:style-name="T2">'applicative'</text:span>, <text:span text:style-name="T2">'both'</text:span>]</text:p>
      <text:p text:style-name="P6"/>
      <text:p text:style-name="P4"># print(f"All subject conjugations of infinitive '{infinitive}' with object '{object_pronoun}' and {marker} marker:")</text:p>
      <text:p text:style-name="P1">all_conjugations <text:span text:style-name="T1">=</text:span> collect_conjugations(infinitive, subjects, <text:span text:style-name="T9">obj</text:span><text:span text:style-name="T1">=</text:span>obj, <text:span text:style-name="T9">causative</text:span><text:span text:style-name="T1">=</text:span>is_causative, <text:span text:style-name="T9">applicative</text:span><text:span text:style-name="T1">=</text:span>is_applicative)</text:p>
      <text:p text:style-name="P4"># print(format_conjugations(all_conjugations))</text:p>
      <text:p text:style-name="P2"><text:line-break/></text:p>
      <text:p text:style-name="P4"># In[33]:</text:p>
      <text:p text:style-name="P5"/>
      <text:p text:style-name="P4"># Example usage for Sx conjugations with a specific object and marker</text:p>
      <text:p text:style-name="P1">infinitive <text:span text:style-name="T1">=</text:span> <text:span text:style-name="T2">'ceçamu'</text:span></text:p>
      <text:p text:style-name="P1">obj <text:span text:style-name="T1">=</text:span> <text:span text:style-name="T2">'O3_Plural'</text:span></text:p>
      <text:p text:style-name="P1">marker <text:span text:style-name="T1">=</text:span> <text:span text:style-name="T2">'causative'</text:span>  <text:span text:style-name="T8"># Change to 'causative' or 'applicative' if needed</text:span></text:p>
      <text:p text:style-name="P1">object_pronoun <text:span text:style-name="T1">=</text:span> personal_pronouns_general[obj]</text:p>
      <text:p text:style-name="P6"/>
      <text:p text:style-name="P4"># print(f"All subject conjugations of infinitive '{infinitive}' with object '{object_pronoun}' and {marker} marker:")</text:p>
      <text:p text:style-name="P1">all_conjugations <text:span text:style-name="T1">=</text:span> collect_conjugations(infinitive, subjects, <text:span text:style-name="T9">obj</text:span><text:span text:style-name="T1">=</text:span>obj, <text:span text:style-name="T9">causative</text:span><text:span text:style-name="T1">=</text:span>(marker <text:span text:style-name="T1">==</text:span> <text:span text:style-name="T2">'causative'</text:span>), <text:span text:style-name="T9">applicative</text:span><text:span text:style-name="T1">=</text:span>(marker <text:span text:style-name="T1">==</text:span> <text:span text:style-name="T2">'applicative'</text:span>))</text:p>
      <text:p text:style-name="P4"># print(format_conjugations(all_conjugations))</text:p>
      <text:p text:style-name="P2"><text:line-break/><text:line-break/><text:line-break/></text:p>
      <text:p text:style-name="P4"># In[ ]:</text:p>
      <text:p text:style-name="P2"><text:line-break/><text:line-break/><text:soft-page-break/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20:37:09.746000000</meta:creation-date>
    <dc:date>2024-12-03T20:41:40.719000000</dc:date>
    <meta:editing-duration>PT4M31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55" meta:word-count="288" meta:character-count="2546" meta:non-whitespace-character-count="2294"/>
  </office:meta>
</office:document-meta>
</file>